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87.79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91.16pt"/>
    </style:style>
    <style:style style:name="co8" style:family="table-column">
      <style:table-column-properties fo:break-before="auto" style:column-width="90.2pt"/>
    </style:style>
    <style:style style:name="co9" style:family="table-column">
      <style:table-column-properties fo:break-before="auto" style:column-width="92.1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8.51pt"/>
    </style:style>
    <style:style style:name="co12" style:family="table-column">
      <style:table-column-properties fo:break-before="auto" style:column-width="70.89pt"/>
    </style:style>
    <style:style style:name="co13" style:family="table-column">
      <style:table-column-properties fo:break-before="auto" style:column-width="69.96pt"/>
    </style:style>
    <style:style style:name="co14" style:family="table-column">
      <style:table-column-properties fo:break-before="auto" style:column-width="70.41pt"/>
    </style:style>
    <style:style style:name="co15" style:family="table-column">
      <style:table-column-properties fo:break-before="auto" style:column-width="78.6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79.09pt"/>
    </style:style>
    <style:style style:name="co18" style:family="table-column">
      <style:table-column-properties fo:break-before="auto" style:column-width="123pt"/>
    </style:style>
    <style:style style:name="co19" style:family="table-column">
      <style:table-column-properties fo:break-before="auto" style:column-width="86.34pt"/>
    </style:style>
    <style:style style:name="co20" style:family="table-column">
      <style:table-column-properties fo:break-before="auto" style:column-width="117.69pt"/>
    </style:style>
    <style:style style:name="co21" style:family="table-column">
      <style:table-column-properties fo:break-before="auto" style:column-width="120.1pt"/>
    </style:style>
    <style:style style:name="co22" style:family="table-column">
      <style:table-column-properties fo:break-before="auto" style:column-width="150.49pt"/>
    </style:style>
    <style:style style:name="co23" style:family="table-column">
      <style:table-column-properties fo:break-before="auto" style:column-width="112.85pt"/>
    </style:style>
    <style:style style:name="co24" style:family="table-column">
      <style:table-column-properties fo:break-before="auto" style:column-width="71.4pt"/>
    </style:style>
    <style:style style:name="co25" style:family="table-column">
      <style:table-column-properties fo:break-before="auto" style:column-width="12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fce4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dfce4" fo:border="0.06pt solid #000000"/>
    </style:style>
    <style:style style:name="ce3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table table:name="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  <table:table-cell table:style-name="ce1" office:value-type="string" calcext:value-type="string">
            <text:p>Param 1 Best</text:p>
          </table:table-cell>
          <table:table-cell table:style-name="ce1" office:value-type="string" calcext:value-type="string">
            <text:p>Param 2 Best</text:p>
          </table:table-cell>
          <table:table-cell table:style-name="ce1" office:value-type="string" calcext:value-type="string">
            <text:p>Param 3 Best</text:p>
          </table:table-cell>
          <table:table-cell table:style-name="ce1" office:value-type="string" calcext:value-type="string">
            <text:p>Param 4 Best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489803288046544" calcext:value-type="float">
            <text:p>0.489803288046544</text:p>
          </table:table-cell>
          <table:table-cell table:style-name="ce3" office:value-type="float" office:value="0.780299211772955" calcext:value-type="float">
            <text:p>0.780299211772955</text:p>
          </table:table-cell>
          <table:table-cell table:style-name="ce3" office:value-type="float" office:value="0.789421481455116" calcext:value-type="float">
            <text:p>0.789421481455116</text:p>
          </table:table-cell>
          <table:table-cell office:value-type="float" office:value="0.327699690443296" calcext:value-type="float">
            <text:p>0.327699690443296</text:p>
          </table:table-cell>
          <table:table-cell office:value-type="float" office:value="0.329740347349996" calcext:value-type="float">
            <text:p>0.329740347349996</text:p>
          </table:table-cell>
          <table:table-cell office:value-type="float" office:value="0.452542599435586" calcext:value-type="float">
            <text:p>0.452542599435586</text:p>
          </table:table-cell>
          <table:table-cell office:value-type="float" office:value="0.5078667810859" calcext:value-type="float">
            <text:p>0.5078667810859</text:p>
          </table:table-cell>
          <table:table-cell office:value-type="string" calcext:value-type="string">
            <text:p>Suspect highlighted is wrong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614037151193797" calcext:value-type="float">
            <text:p>0.614037151193797</text:p>
          </table:table-cell>
          <table:table-cell table:style-name="ce3" office:value-type="float" office:value="0.781003555057693" calcext:value-type="float">
            <text:p>0.781003555057693</text:p>
          </table:table-cell>
          <table:table-cell table:style-name="ce3" office:value-type="float" office:value="0.796440385452083" calcext:value-type="float">
            <text:p>0.796440385452083</text:p>
          </table:table-cell>
          <table:table-cell office:value-type="float" office:value="0.391421672422435" calcext:value-type="float">
            <text:p>0.391421672422435</text:p>
          </table:table-cell>
          <table:table-cell office:value-type="float" office:value="0.395411002951088" calcext:value-type="float">
            <text:p>0.395411002951088</text:p>
          </table:table-cell>
          <table:table-cell office:value-type="float" office:value="0.527061133910244" calcext:value-type="float">
            <text:p>0.527061133910244</text:p>
          </table:table-cell>
          <table:table-cell office:value-type="float" office:value="0.581255373956312" calcext:value-type="float">
            <text:p>0.5812553739563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75936525285212" calcext:value-type="float">
            <text:p>0.575936525285212</text:p>
          </table:table-cell>
          <table:table-cell office:value-type="float" office:value="0.113464766730797" calcext:value-type="float">
            <text:p>0.1134647667307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41983197778071" calcext:value-type="float">
            <text:p>0.441983197778071</text:p>
          </table:table-cell>
          <table:table-cell office:value-type="float" office:value="0.474553854116295" calcext:value-type="float">
            <text:p>0.474553854116295</text:p>
          </table:table-cell>
          <table:table-cell office:value-type="float" office:value="0.523087303034835" calcext:value-type="float">
            <text:p>0.523087303034835</text:p>
          </table:table-cell>
          <table:table-cell office:value-type="float" office:value="0.395756306593388" calcext:value-type="float">
            <text:p>0.395756306593388</text:p>
          </table:table-cell>
          <table:table-cell office:value-type="float" office:value="0.4400791763731" calcext:value-type="float">
            <text:p>0.4400791763731</text:p>
          </table:table-cell>
          <table:table-cell office:value-type="float" office:value="0.482783047895291" calcext:value-type="float">
            <text:p>0.482783047895291</text:p>
          </table:table-cell>
          <table:table-cell office:value-type="float" office:value="0.536179713516991" calcext:value-type="float">
            <text:p>0.536179713516991</text:p>
          </table:table-cell>
          <table:table-cell office:value-type="float" office:value="0.414839582507308" calcext:value-type="float">
            <text:p>0.414839582507308</text:p>
          </table:table-cell>
          <table:table-cell office:value-type="float" office:value="0.464779357286136" calcext:value-type="float">
            <text:p>0.464779357286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D (All data)</text:p>
          </table:table-cell>
          <table:table-cell office:value-type="float" office:value="0.592760738425635" calcext:value-type="float">
            <text:p>0.592760738425635</text:p>
          </table:table-cell>
          <table:table-cell office:value-type="float" office:value="0.148834474305973" calcext:value-type="float">
            <text:p>0.1488344743059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485378761818852" calcext:value-type="float">
            <text:p>0.485378761818852</text:p>
          </table:table-cell>
          <table:table-cell office:value-type="float" office:value="0.531521260180051" calcext:value-type="float">
            <text:p>0.531521260180051</text:p>
          </table:table-cell>
          <table:table-cell office:value-type="float" office:value="0.583109115477866" calcext:value-type="float">
            <text:p>0.583109115477866</text:p>
          </table:table-cell>
          <table:table-cell office:value-type="float" office:value="0.471479468020123" calcext:value-type="float">
            <text:p>0.471479468020123</text:p>
          </table:table-cell>
          <table:table-cell office:value-type="float" office:value="0.517489291133636" calcext:value-type="float">
            <text:p>0.517489291133636</text:p>
          </table:table-cell>
          <table:table-cell office:value-type="float" office:value="0.474230413044163" calcext:value-type="float">
            <text:p>0.474230413044163</text:p>
          </table:table-cell>
          <table:table-cell office:value-type="float" office:value="0.499673718389962" calcext:value-type="float">
            <text:p>0.499673718389962</text:p>
          </table:table-cell>
          <table:table-cell office:value-type="float" office:value="0.464283906031071" calcext:value-type="float">
            <text:p>0.464283906031071</text:p>
          </table:table-cell>
          <table:table-cell office:value-type="float" office:value="0.498041221301159" calcext:value-type="float">
            <text:p>0.498041221301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795286794988177" calcext:value-type="float">
            <text:p>0.795286794988177</text:p>
          </table:table-cell>
          <table:table-cell office:value-type="float" office:value="0.0721640034688013" calcext:value-type="float">
            <text:p>0.07216400346880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575241761195049" calcext:value-type="float">
            <text:p>0.575241761195049</text:p>
          </table:table-cell>
          <table:table-cell office:value-type="float" office:value="0.449720562028483" calcext:value-type="float">
            <text:p>0.449720562028483</text:p>
          </table:table-cell>
          <table:table-cell office:value-type="float" office:value="0.504675440287632" calcext:value-type="float">
            <text:p>0.504675440287632</text:p>
          </table:table-cell>
          <table:table-cell table:style-name="ce3" office:value-type="float" office:value="0.774989923051539" calcext:value-type="float">
            <text:p>0.774989923051539</text:p>
          </table:table-cell>
          <table:table-cell table:style-name="ce3" office:value-type="float" office:value="0.781253524551133" calcext:value-type="float">
            <text:p>0.781253524551133</text:p>
          </table:table-cell>
          <table:table-cell office:value-type="float" office:value="0.365504132023244" calcext:value-type="float">
            <text:p>0.365504132023244</text:p>
          </table:table-cell>
          <table:table-cell office:value-type="float" office:value="0.402656118136349" calcext:value-type="float">
            <text:p>0.402656118136349</text:p>
          </table:table-cell>
          <table:table-cell office:value-type="float" office:value="0.71075242767693" calcext:value-type="float">
            <text:p>0.71075242767693</text:p>
          </table:table-cell>
          <table:table-cell office:value-type="float" office:value="0.714621257288355" calcext:value-type="float">
            <text:p>0.7146212572883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809735050840448" calcext:value-type="float">
            <text:p>0.809735050840448</text:p>
          </table:table-cell>
          <table:table-cell office:value-type="float" office:value="0.0963124981646263" calcext:value-type="float">
            <text:p>0.096312498164626</text:p>
          </table:table-cell>
          <table:table-cell office:value-type="float" office:value="0.885630498533724" calcext:value-type="float">
            <text:p>0.885630498533724</text:p>
          </table:table-cell>
          <table:table-cell office:value-type="float" office:value="0.621520065460567" calcext:value-type="float">
            <text:p>0.621520065460567</text:p>
          </table:table-cell>
          <table:table-cell office:value-type="float" office:value="0.53142005243927" calcext:value-type="float">
            <text:p>0.53142005243927</text:p>
          </table:table-cell>
          <table:table-cell office:value-type="float" office:value="0.574715210263272" calcext:value-type="float">
            <text:p>0.574715210263272</text:p>
          </table:table-cell>
          <table:table-cell table:style-name="ce3" office:value-type="float" office:value="0.787546280295488" calcext:value-type="float">
            <text:p>0.787546280295488</text:p>
          </table:table-cell>
          <table:table-cell table:style-name="ce3" office:value-type="float" office:value="0.802736146127778" calcext:value-type="float">
            <text:p>0.802736146127778</text:p>
          </table:table-cell>
          <table:table-cell office:value-type="float" office:value="0.44921545507807" calcext:value-type="float">
            <text:p>0.44921545507807</text:p>
          </table:table-cell>
          <table:table-cell office:value-type="float" office:value="0.494516722857411" calcext:value-type="float">
            <text:p>0.494516722857411</text:p>
          </table:table-cell>
          <table:table-cell office:value-type="float" office:value="0.717898474029441" calcext:value-type="float">
            <text:p>0.717898474029441</text:p>
          </table:table-cell>
          <table:table-cell office:value-type="float" office:value="0.740656803125695" calcext:value-type="float">
            <text:p>0.7406568031256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797019831011562" calcext:value-type="float">
            <text:p>0.797019831011562</text:p>
          </table:table-cell>
          <table:table-cell office:value-type="float" office:value="0.0538550751856914" calcext:value-type="float">
            <text:p>0.053855075185692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626695254172248" calcext:value-type="float">
            <text:p>0.626695254172248</text:p>
          </table:table-cell>
          <table:table-cell office:value-type="float" office:value="0.472807958643519" calcext:value-type="float">
            <text:p>0.472807958643519</text:p>
          </table:table-cell>
          <table:table-cell office:value-type="float" office:value="0.533696862531525" calcext:value-type="float">
            <text:p>0.533696862531525</text:p>
          </table:table-cell>
          <table:table-cell table:style-name="ce3" office:value-type="float" office:value="0.775791478303348" calcext:value-type="float">
            <text:p>0.775791478303348</text:p>
          </table:table-cell>
          <table:table-cell table:style-name="ce3" office:value-type="float" office:value="0.784152288296616" calcext:value-type="float">
            <text:p>0.784152288296616</text:p>
          </table:table-cell>
          <table:table-cell office:value-type="float" office:value="0.766595742355566" calcext:value-type="float">
            <text:p>0.766595742355566</text:p>
          </table:table-cell>
          <table:table-cell office:value-type="float" office:value="0.795811298239928" calcext:value-type="float">
            <text:p>0.795811298239928</text:p>
          </table:table-cell>
          <table:table-cell office:value-type="float" office:value="0.49158583738656" calcext:value-type="float">
            <text:p>0.49158583738656</text:p>
          </table:table-cell>
          <table:table-cell office:value-type="float" office:value="0.530158170433247" calcext:value-type="float">
            <text:p>0.5301581704332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H</text:p>
          </table:table-cell>
          <table:table-cell office:value-type="float" office:value="0.803216254207352" calcext:value-type="float">
            <text:p>0.803216254207352</text:p>
          </table:table-cell>
          <table:table-cell office:value-type="float" office:value="0.0835435328908633" calcext:value-type="float">
            <text:p>0.083543532890863</text:p>
          </table:table-cell>
          <table:table-cell office:value-type="float" office:value="0.869333333333333" calcext:value-type="float">
            <text:p>0.869333333333333</text:p>
          </table:table-cell>
          <table:table-cell office:value-type="float" office:value="0.656313171850748" calcext:value-type="float">
            <text:p>0.656313171850748</text:p>
          </table:table-cell>
          <table:table-cell office:value-type="float" office:value="0.563765838860973" calcext:value-type="float">
            <text:p>0.563765838860973</text:p>
          </table:table-cell>
          <table:table-cell office:value-type="float" office:value="0.615458204258689" calcext:value-type="float">
            <text:p>0.615458204258689</text:p>
          </table:table-cell>
          <table:table-cell table:style-name="ce3" office:value-type="float" office:value="0.791151700798124" calcext:value-type="float">
            <text:p>0.791151700798124</text:p>
          </table:table-cell>
          <table:table-cell table:style-name="ce3" office:value-type="float" office:value="0.8004851149153" calcext:value-type="float">
            <text:p>0.8004851149153</text:p>
          </table:table-cell>
          <table:table-cell office:value-type="float" office:value="0.758052901640809" calcext:value-type="float">
            <text:p>0.758052901640809</text:p>
          </table:table-cell>
          <table:table-cell office:value-type="float" office:value="0.793917417495099" calcext:value-type="float">
            <text:p>0.793917417495099</text:p>
          </table:table-cell>
          <table:table-cell office:value-type="float" office:value="0.512282246103088" calcext:value-type="float">
            <text:p>0.512282246103088</text:p>
          </table:table-cell>
          <table:table-cell office:value-type="float" office:value="0.560181098621155" calcext:value-type="float">
            <text:p>0.5601810986211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581700068723262" calcext:value-type="float">
            <text:p>0.581700068723262</text:p>
          </table:table-cell>
          <table:table-cell table:number-columns-repeated="2" office:value-type="float" office:value="0.0654921370860322" calcext:value-type="float">
            <text:p>0.065492137086032</text:p>
          </table:table-cell>
          <table:table-cell office:value-type="float" office:value="0.443841908930078" calcext:value-type="float">
            <text:p>0.443841908930078</text:p>
          </table:table-cell>
          <table:table-cell office:value-type="float" office:value="0.464176364776284" calcext:value-type="float">
            <text:p>0.464176364776284</text:p>
          </table:table-cell>
          <table:table-cell office:value-type="float" office:value="0.499535413218364" calcext:value-type="float">
            <text:p>0.499535413218364</text:p>
          </table:table-cell>
          <table:table-cell office:value-type="float" office:value="0.399691964911874" calcext:value-type="float">
            <text:p>0.399691964911874</text:p>
          </table:table-cell>
          <table:table-cell office:value-type="float" office:value="0.444178326306551" calcext:value-type="float">
            <text:p>0.444178326306551</text:p>
          </table:table-cell>
          <table:table-cell office:value-type="float" office:value="0.504011731475311" calcext:value-type="float">
            <text:p>0.504011731475311</text:p>
          </table:table-cell>
          <table:table-cell office:value-type="float" office:value="0.567413237620823" calcext:value-type="float">
            <text:p>0.567413237620823</text:p>
          </table:table-cell>
          <table:table-cell office:value-type="float" office:value="0.407487574556841" calcext:value-type="float">
            <text:p>0.407487574556841</text:p>
          </table:table-cell>
          <table:table-cell office:value-type="float" office:value="0.449063926468994" calcext:value-type="float">
            <text:p>0.449063926468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N</text:p>
          </table:table-cell>
          <table:table-cell table:number-columns-repeated="8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3:.B12])" office:value-type="float" office:value="0.809735050840448" calcext:value-type="float">
            <text:p>0.809735050840448</text:p>
          </table:table-cell>
          <table:table-cell table:formula="of:=MAX([.C3:.C12])" office:value-type="float" office:value="0.148834474305973" calcext:value-type="float">
            <text:p>0.148834474305973</text:p>
          </table:table-cell>
          <table:table-cell table:formula="of:=MAX([.D3:.D12])" office:value-type="float" office:value="0.885630498533724" calcext:value-type="float">
            <text:p>0.885630498533724</text:p>
          </table:table-cell>
          <table:table-cell table:formula="of:=MAX([.E3:.E12])" office:value-type="float" office:value="0.656313171850748" calcext:value-type="float">
            <text:p>0.656313171850748</text:p>
          </table:table-cell>
          <table:table-cell table:formula="of:=MAX([.F3:.F12])" office:value-type="float" office:value="0.563765838860973" calcext:value-type="float">
            <text:p>0.563765838860973</text:p>
          </table:table-cell>
          <table:table-cell table:formula="of:=MAX([.G3:.G12])" office:value-type="float" office:value="0.615458204258689" calcext:value-type="float">
            <text:p>0.615458204258689</text:p>
          </table:table-cell>
          <table:table-cell table:formula="of:=MAX([.H3:.H12])" office:value-type="float" office:value="0.791151700798124" calcext:value-type="float">
            <text:p>0.791151700798124</text:p>
          </table:table-cell>
          <table:table-cell table:formula="of:=MAX([.I3:.I12])" office:value-type="float" office:value="0.802736146127778" calcext:value-type="float">
            <text:p>0.802736146127778</text:p>
          </table:table-cell>
          <table:table-cell table:style-name="Default" table:formula="of:=MAX([.J3:.J12])" office:value-type="float" office:value="0.766595742355566" calcext:value-type="float">
            <text:p>0.766595742355566</text:p>
          </table:table-cell>
          <table:table-cell table:style-name="Default" table:formula="of:=MAX([.K3:.K12])" office:value-type="float" office:value="0.795811298239928" calcext:value-type="float">
            <text:p>0.795811298239928</text:p>
          </table:table-cell>
          <table:table-cell table:style-name="Default" table:formula="of:=MAX([.L3:.L12])" office:value-type="float" office:value="0.717898474029441" calcext:value-type="float">
            <text:p>0.717898474029441</text:p>
          </table:table-cell>
          <table:table-cell table:style-name="Default" table:formula="of:=MAX([.M3:.M12])" office:value-type="float" office:value="0.740656803125695" calcext:value-type="float">
            <text:p>0.740656803125695</text:p>
          </table:table-cell>
          <table:table-cell table:number-columns-repeated="1011"/>
        </table:table-row>
        <table:table-row table:style-name="ro1" table:number-rows-repeated="3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5" table:number-columns-repeated="13"/>
          <table:table-cell table:number-columns-repeated="1010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office:value-type="float" office:value="0.313080181709616" calcext:value-type="float">
            <text:p>0.313080181709616</text:p>
          </table:table-cell>
          <table:table-cell office:value-type="float" office:value="0.502690865096088" calcext:value-type="float">
            <text:p>0.502690865096088</text:p>
          </table:table-cell>
          <table:table-cell office:value-type="float" office:value="0.443679035857321" calcext:value-type="float">
            <text:p>0.443679035857321</text:p>
          </table:table-cell>
          <table:table-cell office:value-type="float" office:value="0.563137536813848" calcext:value-type="float">
            <text:p>0.563137536813848</text:p>
          </table:table-cell>
          <table:table-cell office:value-type="float" office:value="0.681210511896631" calcext:value-type="float">
            <text:p>0.681210511896631</text:p>
          </table:table-cell>
          <table:table-cell office:value-type="float" office:value="0.729543411239763" calcext:value-type="float">
            <text:p>0.729543411239763</text:p>
          </table:table-cell>
          <table:table-cell office:value-type="float" office:value="0.70984160461016" calcext:value-type="float">
            <text:p>0.70984160461016</text:p>
          </table:table-cell>
          <table:table-cell office:value-type="float" office:value="0.750808802387396" calcext:value-type="float">
            <text:p>0.7508088023873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office:value-type="float" office:value="0.360589579841095" calcext:value-type="float">
            <text:p>0.360589579841095</text:p>
          </table:table-cell>
          <table:table-cell office:value-type="float" office:value="0.529033857308833" calcext:value-type="float">
            <text:p>0.529033857308833</text:p>
          </table:table-cell>
          <table:table-cell office:value-type="float" office:value="0.549565943303907" calcext:value-type="float">
            <text:p>0.549565943303907</text:p>
          </table:table-cell>
          <table:table-cell office:value-type="float" office:value="0.630967952922813" calcext:value-type="float">
            <text:p>0.630967952922813</text:p>
          </table:table-cell>
          <table:table-cell office:value-type="float" office:value="0.729135219952162" calcext:value-type="float">
            <text:p>0.729135219952162</text:p>
          </table:table-cell>
          <table:table-cell office:value-type="float" office:value="0.752319562543076" calcext:value-type="float">
            <text:p>0.752319562543076</text:p>
          </table:table-cell>
          <table:table-cell office:value-type="float" office:value="0.736346625076031" calcext:value-type="float">
            <text:p>0.736346625076031</text:p>
          </table:table-cell>
          <table:table-cell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713013964247515" calcext:value-type="float">
            <text:p>0.713013964247515</text:p>
          </table:table-cell>
          <table:table-cell office:value-type="float" office:value="0.185998558734508" calcext:value-type="float">
            <text:p>0.185998558734508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615129701323867" calcext:value-type="float">
            <text:p>0.615129701323867</text:p>
          </table:table-cell>
          <table:table-cell office:value-type="float" office:value="0.664038594082746" calcext:value-type="float">
            <text:p>0.664038594082746</text:p>
          </table:table-cell>
          <table:table-cell office:value-type="float" office:value="0.693436167096306" calcext:value-type="float">
            <text:p>0.693436167096306</text:p>
          </table:table-cell>
          <table:table-cell office:value-type="float" office:value="0.560336952456223" calcext:value-type="float">
            <text:p>0.560336952456223</text:p>
          </table:table-cell>
          <table:table-cell office:value-type="float" office:value="0.584796633158137" calcext:value-type="float">
            <text:p>0.584796633158137</text:p>
          </table:table-cell>
          <table:table-cell office:value-type="float" office:value="0.674560114349392" calcext:value-type="float">
            <text:p>0.674560114349392</text:p>
          </table:table-cell>
          <table:table-cell office:value-type="float" office:value="0.694189894570128" calcext:value-type="float">
            <text:p>0.694189894570128</text:p>
          </table:table-cell>
          <table:table-cell office:value-type="float" office:value="0.561583144407107" calcext:value-type="float">
            <text:p>0.561583144407107</text:p>
          </table:table-cell>
          <table:table-cell office:value-type="float" office:value="0.597404786069592" calcext:value-type="float">
            <text:p>0.597404786069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D (all data) </text:p>
          </table:table-cell>
          <table:table-cell office:value-type="float" office:value="0.731223786963538" calcext:value-type="float">
            <text:p>0.731223786963538</text:p>
          </table:table-cell>
          <table:table-cell office:value-type="float" office:value="0.170984505242342" calcext:value-type="float">
            <text:p>0.170984505242342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0.618671845322913" calcext:value-type="float">
            <text:p>0.618671845322913</text:p>
          </table:table-cell>
          <table:table-cell office:value-type="float" office:value="0.663689908998544" calcext:value-type="float">
            <text:p>0.663689908998544</text:p>
          </table:table-cell>
          <table:table-cell table:style-name="ce3" office:value-type="float" office:value="0.720465110397333" calcext:value-type="float">
            <text:p>0.720465110397333</text:p>
          </table:table-cell>
          <table:table-cell office:value-type="float" office:value="0.593730799737815" calcext:value-type="float">
            <text:p>0.593730799737815</text:p>
          </table:table-cell>
          <table:table-cell office:value-type="float" office:value="0.621888856625075" calcext:value-type="float">
            <text:p>0.621888856625075</text:p>
          </table:table-cell>
          <table:table-cell office:value-type="float" office:value="0.627443628596537" calcext:value-type="float">
            <text:p>0.627443628596537</text:p>
          </table:table-cell>
          <table:table-cell office:value-type="float" office:value="0.673658458111259" calcext:value-type="float">
            <text:p>0.673658458111259</text:p>
          </table:table-cell>
          <table:table-cell office:value-type="float" office:value="0.589823043958755" calcext:value-type="float">
            <text:p>0.589823043958755</text:p>
          </table:table-cell>
          <table:table-cell office:value-type="float" office:value="0.617630413002482" calcext:value-type="float">
            <text:p>0.6176304130024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771555048505584" calcext:value-type="float">
            <text:p>0.771555048505584</text:p>
          </table:table-cell>
          <table:table-cell office:value-type="float" office:value="0.0909639117363154" calcext:value-type="float">
            <text:p>0.090963911736315</text:p>
          </table:table-cell>
          <table:table-cell office:value-type="float" office:value="0.85558583106267" calcext:value-type="float">
            <text:p>0.85558583106267</text:p>
          </table:table-cell>
          <table:table-cell office:value-type="float" office:value="0.629980466922324" calcext:value-type="float">
            <text:p>0.629980466922324</text:p>
          </table:table-cell>
          <table:table-cell office:value-type="float" office:value="0.62526967161693" calcext:value-type="float">
            <text:p>0.62526967161693</text:p>
          </table:table-cell>
          <table:table-cell office:value-type="float" office:value="0.66745241405453" calcext:value-type="float">
            <text:p>0.66745241405453</text:p>
          </table:table-cell>
          <table:table-cell table:style-name="ce3" office:value-type="float" office:value="0.714678885760721" calcext:value-type="float">
            <text:p>0.714678885760721</text:p>
          </table:table-cell>
          <table:table-cell table:style-name="ce3" office:value-type="float" office:value="0.746371551982158" calcext:value-type="float">
            <text:p>0.746371551982158</text:p>
          </table:table-cell>
          <table:table-cell office:value-type="float" office:value="0.539740552345913" calcext:value-type="float">
            <text:p>0.539740552345913</text:p>
          </table:table-cell>
          <table:table-cell office:value-type="float" office:value="0.591073469755993" calcext:value-type="float">
            <text:p>0.591073469755993</text:p>
          </table:table-cell>
          <table:table-cell office:value-type="float" office:value="0.64023275796573" calcext:value-type="float">
            <text:p>0.64023275796573</text:p>
          </table:table-cell>
          <table:table-cell office:value-type="float" office:value="0.699220325219216" calcext:value-type="float">
            <text:p>0.6992203252192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778147743173515" calcext:value-type="float">
            <text:p>0.778147743173515</text:p>
          </table:table-cell>
          <table:table-cell office:value-type="float" office:value="0.142127584165974" calcext:value-type="float">
            <text:p>0.142127584165974</text:p>
          </table:table-cell>
          <table:table-cell office:value-type="float" office:value="0.857908847184987" calcext:value-type="float">
            <text:p>0.857908847184987</text:p>
          </table:table-cell>
          <table:table-cell office:value-type="float" office:value="0.658063188920009" calcext:value-type="float">
            <text:p>0.658063188920009</text:p>
          </table:table-cell>
          <table:table-cell office:value-type="float" office:value="0.651524696933259" calcext:value-type="float">
            <text:p>0.651524696933259</text:p>
          </table:table-cell>
          <table:table-cell table:style-name="ce3" office:value-type="float" office:value="0.701488567050744" calcext:value-type="float">
            <text:p>0.701488567050744</text:p>
          </table:table-cell>
          <table:table-cell table:style-name="ce3" office:value-type="float" office:value="0.745023386153714" calcext:value-type="float">
            <text:p>0.745023386153714</text:p>
          </table:table-cell>
          <table:table-cell table:style-name="ce3" office:value-type="float" office:value="0.763682417466253" calcext:value-type="float">
            <text:p>0.763682417466253</text:p>
          </table:table-cell>
          <table:table-cell office:value-type="float" office:value="0.586108742625491" calcext:value-type="float">
            <text:p>0.586108742625491</text:p>
          </table:table-cell>
          <table:table-cell office:value-type="float" office:value="0.624017310586719" calcext:value-type="float">
            <text:p>0.624017310586719</text:p>
          </table:table-cell>
          <table:table-cell office:value-type="float" office:value="0.649595929967573" calcext:value-type="float">
            <text:p>0.649595929967573</text:p>
          </table:table-cell>
          <table:table-cell office:value-type="float" office:value="0.691147247711148" calcext:value-type="float">
            <text:p>0.6911472477111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G</text:p>
          </table:table-cell>
          <table:table-cell office:value-type="float" office:value="0.734552546053173" calcext:value-type="float">
            <text:p>0.734552546053173</text:p>
          </table:table-cell>
          <table:table-cell office:value-type="float" office:value="0.156043275053215" calcext:value-type="float">
            <text:p>0.156043275053215</text:p>
          </table:table-cell>
          <table:table-cell office:value-type="float" office:value="0.83204134366925" calcext:value-type="float">
            <text:p>0.83204134366925</text:p>
          </table:table-cell>
          <table:table-cell office:value-type="float" office:value="0.652684306176415" calcext:value-type="float">
            <text:p>0.652684306176415</text:p>
          </table:table-cell>
          <table:table-cell office:value-type="float" office:value="0.645115784792505" calcext:value-type="float">
            <text:p>0.645115784792505</text:p>
          </table:table-cell>
          <table:table-cell office:value-type="float" office:value="0.670569024587844" calcext:value-type="float">
            <text:p>0.670569024587844</text:p>
          </table:table-cell>
          <table:table-cell office:value-type="float" office:value="0.692654728466591" calcext:value-type="float">
            <text:p>0.692654728466591</text:p>
          </table:table-cell>
          <table:table-cell table:style-name="ce3" office:value-type="float" office:value="0.71562002376497" calcext:value-type="float">
            <text:p>0.71562002376497</text:p>
          </table:table-cell>
          <table:table-cell office:value-type="float" office:value="0.642888324772721" calcext:value-type="float">
            <text:p>0.642888324772721</text:p>
          </table:table-cell>
          <table:table-cell office:value-type="float" office:value="0.699272917173533" calcext:value-type="float">
            <text:p>0.699272917173533</text:p>
          </table:table-cell>
          <table:table-cell office:value-type="float" office:value="0.630078386673845" calcext:value-type="float">
            <text:p>0.630078386673845</text:p>
          </table:table-cell>
          <table:table-cell office:value-type="float" office:value="0.686633927051115" calcext:value-type="float">
            <text:p>0.6866339270511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H </text:p>
          </table:table-cell>
          <table:table-cell office:value-type="float" office:value="0.788469576196232" calcext:value-type="float">
            <text:p>0.788469576196232</text:p>
          </table:table-cell>
          <table:table-cell office:value-type="float" office:value="0.0943429970816808" calcext:value-type="float">
            <text:p>0.094342997081681</text:p>
          </table:table-cell>
          <table:table-cell office:value-type="float" office:value="0.864130434782608" calcext:value-type="float">
            <text:p>0.864130434782608</text:p>
          </table:table-cell>
          <table:table-cell office:value-type="float" office:value="0.694550727488523" calcext:value-type="float">
            <text:p>0.694550727488523</text:p>
          </table:table-cell>
          <table:table-cell office:value-type="float" office:value="0.678313245095766" calcext:value-type="float">
            <text:p>0.678313245095766</text:p>
          </table:table-cell>
          <table:table-cell table:style-name="ce3" office:value-type="float" office:value="0.70656284430487" calcext:value-type="float">
            <text:p>0.70656284430487</text:p>
          </table:table-cell>
          <table:table-cell table:style-name="ce3" office:value-type="float" office:value="0.753151051390681" calcext:value-type="float">
            <text:p>0.753151051390681</text:p>
          </table:table-cell>
          <table:table-cell table:style-name="ce3" office:value-type="float" office:value="0.771141596011709" calcext:value-type="float">
            <text:p>0.771141596011709</text:p>
          </table:table-cell>
          <table:table-cell office:value-type="float" office:value="0.684868714039417" calcext:value-type="float">
            <text:p>0.684868714039417</text:p>
          </table:table-cell>
          <table:table-cell office:value-type="float" office:value="0.773540002503109" calcext:value-type="float">
            <text:p>0.773540002503109</text:p>
          </table:table-cell>
          <table:table-cell office:value-type="float" office:value="0.661869899428229" calcext:value-type="float">
            <text:p>0.661869899428229</text:p>
          </table:table-cell>
          <table:table-cell office:value-type="float" office:value="0.687855980943625" calcext:value-type="float">
            <text:p>0.687855980943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M</text:p>
          </table:table-cell>
          <table:table-cell office:value-type="float" office:value="0.709075275539294" calcext:value-type="float">
            <text:p>0.709075275539294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0.815964523281596" calcext:value-type="float">
            <text:p>0.815964523281596</text:p>
          </table:table-cell>
          <table:table-cell office:value-type="float" office:value="0.603048159097658" calcext:value-type="float">
            <text:p>0.603048159097658</text:p>
          </table:table-cell>
          <table:table-cell office:value-type="float" office:value="0.654167702452168" calcext:value-type="float">
            <text:p>0.654167702452168</text:p>
          </table:table-cell>
          <table:table-cell office:value-type="float" office:value="0.69337154880256" calcext:value-type="float">
            <text:p>0.69337154880256</text:p>
          </table:table-cell>
          <table:table-cell office:value-type="float" office:value="0.547837461316874" calcext:value-type="float">
            <text:p>0.547837461316874</text:p>
          </table:table-cell>
          <table:table-cell office:value-type="float" office:value="0.575294217915693" calcext:value-type="float">
            <text:p>0.575294217915693</text:p>
          </table:table-cell>
          <table:table-cell office:value-type="float" office:value="0.65199824152934" calcext:value-type="float">
            <text:p>0.65199824152934</text:p>
          </table:table-cell>
          <table:table-cell office:value-type="float" office:value="0.692800993713033" calcext:value-type="float">
            <text:p>0.692800993713033</text:p>
          </table:table-cell>
          <table:table-cell office:value-type="float" office:value="0.55818923109225" calcext:value-type="float">
            <text:p>0.55818923109225</text:p>
          </table:table-cell>
          <table:table-cell office:value-type="float" office:value="0.593705443783206" calcext:value-type="float">
            <text:p>0.5937054437832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N </text:p>
          </table:table-cell>
          <table:table-cell table:number-columns-repeated="8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19:.B27])" office:value-type="float" office:value="0.788469576196232" calcext:value-type="float">
            <text:p>0.788469576196232</text:p>
          </table:table-cell>
          <table:table-cell table:formula="of:=STDEV([.C19:.C27])" office:value-type="float" office:value="0.0406854982877015" calcext:value-type="float">
            <text:p>0.040685498287702</text:p>
          </table:table-cell>
          <table:table-cell table:formula="of:=MAX([.D19:.D27])" office:value-type="float" office:value="0.864130434782608" calcext:value-type="float">
            <text:p>0.864130434782608</text:p>
          </table:table-cell>
          <table:table-cell table:formula="of:=MAX([.E19:.E27])" office:value-type="float" office:value="0.694550727488523" calcext:value-type="float">
            <text:p>0.694550727488523</text:p>
          </table:table-cell>
          <table:table-cell table:formula="of:=MAX([.F19:.F27])" office:value-type="float" office:value="0.678313245095766" calcext:value-type="float">
            <text:p>0.678313245095766</text:p>
          </table:table-cell>
          <table:table-cell table:formula="of:=MAX([.G19:.G27])" office:value-type="float" office:value="0.720465110397333" calcext:value-type="float">
            <text:p>0.720465110397333</text:p>
          </table:table-cell>
          <table:table-cell table:formula="of:=MAX([.H19:.H27])" office:value-type="float" office:value="0.753151051390681" calcext:value-type="float">
            <text:p>0.753151051390681</text:p>
          </table:table-cell>
          <table:table-cell table:formula="of:=MAX([.I19:.I27])" office:value-type="float" office:value="0.771141596011709" calcext:value-type="float">
            <text:p>0.771141596011709</text:p>
          </table:table-cell>
          <table:table-cell table:style-name="Default" table:formula="of:=MAX([.J19:.J27])" office:value-type="float" office:value="0.729135219952162" calcext:value-type="float">
            <text:p>0.729135219952162</text:p>
          </table:table-cell>
          <table:table-cell table:style-name="Default" table:formula="of:=MAX([.K19:.K27])" office:value-type="float" office:value="0.773540002503109" calcext:value-type="float">
            <text:p>0.773540002503109</text:p>
          </table:table-cell>
          <table:table-cell table:style-name="Default" table:formula="of:=MAX([.L19:.L27])" office:value-type="float" office:value="0.736346625076031" calcext:value-type="float">
            <text:p>0.736346625076031</text:p>
          </table:table-cell>
          <table:table-cell table:style-name="Default" table:formula="of:=MAX([.M19:.M27])"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Max/Min Overall</text:p>
          </table:table-cell>
          <table:table-cell table:formula="of:=MAX([.B2:.B13])" office:value-type="float" office:value="0.809735050840448" calcext:value-type="float">
            <text:p>0.809735050840448</text:p>
          </table:table-cell>
          <table:table-cell table:formula="of:=MIN([.C2:.C13])" office:value-type="float" office:value="0.0538550751856914" calcext:value-type="float">
            <text:p>0.053855075185692</text:p>
          </table:table-cell>
          <table:table-cell table:formula="of:=MAX([.D2:.D13])" office:value-type="float" office:value="0.885630498533724" calcext:value-type="float">
            <text:p>0.885630498533724</text:p>
          </table:table-cell>
          <table:table-cell table:formula="of:=MAX([.E2:.E13])" office:value-type="float" office:value="0.656313171850748" calcext:value-type="float">
            <text:p>0.656313171850748</text:p>
          </table:table-cell>
          <table:table-cell table:formula="of:=MAX([.F2:.F13])" office:value-type="float" office:value="0.563765838860973" calcext:value-type="float">
            <text:p>0.563765838860973</text:p>
          </table:table-cell>
          <table:table-cell table:formula="of:=MAX([.G2:.G13])" office:value-type="float" office:value="0.615458204258689" calcext:value-type="float">
            <text:p>0.615458204258689</text:p>
          </table:table-cell>
          <table:table-cell table:formula="of:=MAX([.H2:.H13])" office:value-type="float" office:value="0.791151700798124" calcext:value-type="float">
            <text:p>0.791151700798124</text:p>
          </table:table-cell>
          <table:table-cell table:formula="of:=MAX([.I2:.I13])" office:value-type="float" office:value="0.802736146127778" calcext:value-type="float">
            <text:p>0.802736146127778</text:p>
          </table:table-cell>
          <table:table-cell table:style-name="Default" table:formula="of:=MAX([.J2:.J13])" office:value-type="float" office:value="0.766595742355566" calcext:value-type="float">
            <text:p>0.766595742355566</text:p>
          </table:table-cell>
          <table:table-cell table:style-name="Default" table:formula="of:=MAX([.K2:.K13])" office:value-type="float" office:value="0.795811298239928" calcext:value-type="float">
            <text:p>0.795811298239928</text:p>
          </table:table-cell>
          <table:table-cell table:style-name="Default" table:formula="of:=MAX([.L2:.L13])" office:value-type="float" office:value="0.717898474029441" calcext:value-type="float">
            <text:p>0.717898474029441</text:p>
          </table:table-cell>
          <table:table-cell table:style-name="Default" table:formula="of:=MAX([.M2:.M13])" office:value-type="float" office:value="0.740656803125695" calcext:value-type="float">
            <text:p>0.740656803125695</text:p>
          </table:table-cell>
          <table:table-cell table:number-columns-repeated="1011"/>
        </table:table-row>
      </table:table>
      <table:table table:name="Site_Best_Rules" table:style-name="ta1">
        <table:table-column table:style-name="co10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Seq Lower</text:p>
          </table:table-cell>
          <table:table-cell office:value-type="string" calcext:value-type="string">
            <text:p>Seq Upper</text:p>
          </table:table-cell>
        </table:table-row>
        <table:table-row table:style-name="ro1">
          <table:table-cell table:style-name="Default" office:value-type="string" calcext:value-type="string">
            <text:p>Sequence 2</text:p>
          </table:table-cell>
          <table:table-cell table:style-name="Default" office:value-type="string" calcext:value-type="string">
            <text:p>npp_c_cal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ir_TempC_Min</text:p>
          </table:table-cell>
          <table:table-cell table:style-name="Default" office:value-type="float" office:value="-11.19" calcext:value-type="float">
            <text:p>-11.19</text:p>
          </table:table-cell>
          <table:table-cell table:style-name="Default" office:value-type="float" office:value="0.0437664794477509" calcext:value-type="float">
            <text:p>0.043766479447751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table table:name="Models to Run" table:style-name="ta1">
        <table:table-column table:style-name="co18" table:default-cell-style-name="ce11"/>
        <table:table-column table:style-name="co19" table:default-cell-style-name="ce11"/>
        <table:table-column table:style-name="co10" table:number-columns-repeated="3" table:default-cell-style-name="ce11"/>
        <table:table-column table:style-name="co20" table:default-cell-style-name="ce11"/>
        <table:table-column table:style-name="co21" table:default-cell-style-name="ce11"/>
        <table:table-row table:style-name="ro1">
          <table:table-cell table:style-name="ce10" office:value-type="string" calcext:value-type="string">
            <text:p>Non-Sequence Models 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Population Size</text:p>
          </table:table-cell>
          <table:table-cell table:style-name="ce10" office:value-type="string" calcext:value-type="string">
            <text:p>Generations</text:p>
          </table:table-cell>
          <table:table-cell table:style-name="ce10" office:value-type="string" calcext:value-type="string">
            <text:p>Diversify </text:p>
          </table:table-cell>
          <table:table-cell table:style-name="ce10" office:value-type="string" calcext:value-type="string">
            <text:p>Reseed</text:p>
          </table:table-cell>
          <table:table-cell table:style-name="ce10" office:value-type="string" calcext:value-type="string">
            <text:p>Fitness Function Index</text:p>
          </table:table-cell>
          <table:table-cell table:style-name="ce10" office:value-type="string" calcext:value-type="string">
            <text:p>Range Penalty Index</text:p>
          </table:table-cell>
        </table:table-row>
        <table:table-row table:style-name="ro1">
          <table:table-cell table:style-name="ce4" office:value-type="string" calcext:value-type="string">
            <text:p>A/B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/D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/F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G/H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M/N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odels to Run_Sequence" table:style-name="ta1">
        <table:table-column table:style-name="co8" table:default-cell-style-name="ce11"/>
        <table:table-column table:style-name="co19" table:default-cell-style-name="ce11"/>
        <table:table-column table:style-name="co10" table:number-columns-repeated="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0" table:default-cell-style-name="Default"/>
        <table:table-row table:style-name="ro1">
          <table:table-cell table:style-name="ce10" office:value-type="string" calcext:value-type="string">
            <text:p>Sequence Models 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Population Size</text:p>
          </table:table-cell>
          <table:table-cell table:style-name="ce10" office:value-type="string" calcext:value-type="string">
            <text:p>Generations</text:p>
          </table:table-cell>
          <table:table-cell table:style-name="ce10" office:value-type="string" calcext:value-type="string">
            <text:p>Diversify </text:p>
          </table:table-cell>
          <table:table-cell table:style-name="ce10" office:value-type="string" calcext:value-type="string">
            <text:p>Reseed</text:p>
          </table:table-cell>
          <table:table-cell table:style-name="ce10" office:value-type="string" calcext:value-type="string">
            <text:p>Fitness Function Index</text:p>
          </table:table-cell>
          <table:table-cell table:style-name="ce10" office:value-type="string" calcext:value-type="string">
            <text:p>Range Penalty Index</text:p>
          </table:table-cell>
          <table:table-cell table:style-name="ce10" office:value-type="string" calcext:value-type="string">
            <text:p>Sequence Penalty Index 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A/B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C/D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E/F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G/H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M/N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Slate Letters_Data" table:style-name="ta1">
        <table:table-column table:style-name="co10" table:number-columns-repeated="2" table:default-cell-style-name="ce11"/>
        <table:table-row table:style-name="ro1"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Slate Letter</text:p>
          </table:table-cell>
          <table:table-cell table:style-name="ce10" office:value-type="string" calcext:value-type="string">
            <text:p>Data Usag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</table:table-row>
      </table:table>
      <table:table table:name="Slates_Vital" table:style-name="ta1"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>
            <text:p>Prediction Task </text:p>
          </table:table-cell>
          <table:table-cell office:value-type="string" calcext:value-type="string">
            <text:p>Fitness Function Index </text:p>
          </table:table-cell>
          <table:table-cell office:value-type="string" calcext:value-type="string">
            <text:p>Sequence Penalty Index 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luc_ri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m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is_mortality_ri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luc_ri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m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is_mortality_risk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Population Size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Fitness Function Index </text:p>
          </table:table-cell>
          <table:table-cell office:value-type="string" calcext:value-type="string">
            <text:p>Sequence Penalty Index </text:p>
          </table:table-cell>
        </table:table-row>
        <table:table-row table:style-name="ro1">
          <table:table-cell office:value-type="string" calcext:value-type="string">
            <text:p>A/B/C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/E/F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0:09:19.228087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1T11:42:05.592796170</meta:creation-date>
    <meta:generator>LibreOffice/6.0.7.3$Linux_X86_64 LibreOffice_project/00m0$Build-3</meta:generator>
    <dc:date>2023-09-29T14:10:28.812536568</dc:date>
    <meta:editing-duration>PT9H51M20S</meta:editing-duration>
    <meta:editing-cycles>66</meta:editing-cycles>
    <meta:document-statistic meta:table-count="7" meta:cell-count="730" meta:object-count="0"/>
  </office:meta>
</office:document-meta>
</file>